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xml:id="id2" draw:id="id2" draw:layer="layout" svg:width="5.197cm" svg:height="0.962cm" svg:x="1.691cm" svg:y="4.102cm">
          <draw:text-box>
            <text:p>Máquina unitaria</text:p>
          </draw:text-box>
        </draw:frame>
        <draw:frame draw:style-name="gr1" xml:id="id1" draw:id="id1" draw:layer="layout" svg:width="6.01cm" svg:height="0.962cm" svg:x="11.187cm" svg:y="4.102cm">
          <draw:text-box>
            <text:p>Máquinas paralelas</text:p>
          </draw:text-box>
        </draw:frame>
        <draw:connector draw:style-name="gr2" draw:text-style-name="P1" draw:layer="layout" draw:type="line" svg:x1="11.187cm" svg:y1="4.583cm" svg:x2="6.888cm" svg:y2="4.583cm" draw:start-shape="id1" draw:end-shape="id2" svg:d="M11187 4583h-4299" svg:viewBox="0 0 4300 1">
          <text:p/>
        </draw:connector>
        <draw:frame draw:style-name="gr1" draw:text-style-name="P2" xml:id="id3" draw:id="id3" draw:layer="layout" svg:width="3.431cm" svg:height="0.962cm" svg:x="2.574cm" svg:y="7.217cm">
          <draw:text-box>
            <text:p><text:span text:style-name="T1">Flow-shop</text:span></text:p>
          </draw:text-box>
        </draw:frame>
        <draw:connector draw:style-name="gr2" draw:text-style-name="P1" draw:layer="layout" draw:type="line" svg:x1="4.289cm" svg:y1="7.217cm" svg:x2="4.289cm" svg:y2="5.064cm" draw:start-shape="id3" draw:start-glue-point="0" draw:end-shape="id2" svg:d="M4289 7217v-2153" svg:viewBox="0 0 1 2154">
          <text:p/>
        </draw:connector>
        <draw:frame draw:style-name="gr1" draw:text-style-name="P2" xml:id="id4" draw:id="id4" draw:layer="layout" svg:width="3.114cm" svg:height="0.962cm" svg:x="2.732cm" svg:y="10.331cm">
          <draw:text-box>
            <text:p><text:span text:style-name="T1">Job-shop</text:span></text:p>
          </draw:text-box>
        </draw:frame>
        <draw:frame draw:style-name="gr1" draw:text-style-name="P2" xml:id="id5" draw:id="id5" draw:layer="layout" svg:width="3.643cm" svg:height="0.962cm" svg:x="2.468cm" svg:y="13.446cm">
          <draw:text-box>
            <text:p><text:span text:style-name="T1">Open-shop</text:span></text:p>
          </draw:text-box>
        </draw:frame>
        <draw:connector draw:style-name="gr2" draw:text-style-name="P1" draw:layer="layout" draw:type="line" svg:x1="4.289cm" svg:y1="10.331cm" svg:x2="4.289cm" svg:y2="8.179cm" draw:start-shape="id4" draw:start-glue-point="0" draw:end-shape="id3" draw:end-glue-point="2" svg:d="M4289 10331v-2152" svg:viewBox="0 0 1 2153">
          <text:p/>
        </draw:connector>
        <draw:connector draw:style-name="gr2" draw:text-style-name="P1" draw:layer="layout" draw:type="line" svg:x1="4.289cm" svg:y1="13.446cm" svg:x2="4.289cm" svg:y2="11.293cm" draw:start-shape="id5" draw:start-glue-point="0" draw:end-shape="id4" draw:end-glue-point="2" svg:d="M4289 13446v-2153" svg:viewBox="0 0 1 2154">
          <text:p/>
        </draw:connector>
        <draw:frame draw:style-name="gr1" xml:id="id6" draw:id="id6" draw:layer="layout" svg:width="5.548cm" svg:height="0.962cm" svg:x="11.418cm" svg:y="7.217cm">
          <draw:text-box>
            <text:p><text:span text:style-name="T1">Flow-shop</text:span> híbrido</text:p>
          </draw:text-box>
        </draw:frame>
        <draw:frame draw:style-name="gr1" xml:id="id7" draw:id="id7" draw:layer="layout" svg:width="5.408cm" svg:height="0.962cm" svg:x="11.488cm" svg:y="10.331cm">
          <draw:text-box>
            <text:p><text:span text:style-name="T1">Job-shop</text:span> general</text:p>
          </draw:text-box>
        </draw:frame>
        <draw:frame draw:style-name="gr1" xml:id="id8" draw:id="id8" draw:layer="layout" svg:width="5.937cm" svg:height="0.962cm" svg:x="11.224cm" svg:y="13.446cm">
          <draw:text-box>
            <text:p><text:span text:style-name="T1">O</text:span><text:span text:style-name="T1">p</text:span><text:span text:style-name="T1">e</text:span><text:span text:style-name="T1">n</text:span><text:span text:style-name="T1">-</text:span><text:span text:style-name="T1">s</text:span><text:span text:style-name="T1">h</text:span><text:span text:style-name="T1">o</text:span><text:span text:style-name="T1">p</text:span> general</text:p>
          </draw:text-box>
        </draw:frame>
        <draw:connector draw:style-name="gr2" draw:text-style-name="P1" draw:layer="layout" draw:type="line" svg:x1="11.418cm" svg:y1="7.698cm" svg:x2="6.005cm" svg:y2="7.698cm" draw:start-shape="id6" draw:start-glue-point="3" draw:end-shape="id3" svg:d="M11418 7698h-5413" svg:viewBox="0 0 5414 1">
          <text:p/>
        </draw:connector>
        <draw:connector draw:style-name="gr2" draw:text-style-name="P1" draw:layer="layout" draw:type="line" svg:x1="11.488cm" svg:y1="10.812cm" svg:x2="5.846cm" svg:y2="10.812cm" draw:start-shape="id7" draw:start-glue-point="3" draw:end-shape="id4" svg:d="M11488 10812h-5642" svg:viewBox="0 0 5643 1">
          <text:p/>
        </draw:connector>
        <draw:connector draw:style-name="gr2" draw:text-style-name="P1" draw:layer="layout" draw:type="line" svg:x1="11.224cm" svg:y1="13.927cm" svg:x2="6.111cm" svg:y2="13.927cm" draw:start-shape="id8" draw:start-glue-point="3" draw:end-shape="id5" svg:d="M11224 13927h-5113" svg:viewBox="0 0 5114 1">
          <text:p/>
        </draw:connector>
        <draw:connector draw:style-name="gr2" draw:text-style-name="P1" draw:layer="layout" draw:type="line" svg:x1="14.192cm" svg:y1="7.217cm" svg:x2="14.192cm" svg:y2="5.064cm" draw:start-shape="id6" draw:start-glue-point="0" draw:end-shape="id1" draw:end-glue-point="2" svg:d="M14192 7217v-2153" svg:viewBox="0 0 1 2154">
          <text:p/>
        </draw:connector>
        <draw:connector draw:style-name="gr2" draw:text-style-name="P1" draw:layer="layout" draw:type="line" svg:x1="14.192cm" svg:y1="10.331cm" svg:x2="14.192cm" svg:y2="8.179cm" draw:start-shape="id7" draw:start-glue-point="0" draw:end-shape="id6" draw:end-glue-point="2" svg:d="M14192 10331v-2152" svg:viewBox="0 0 1 2153">
          <text:p/>
        </draw:connector>
        <draw:connector draw:style-name="gr2" draw:text-style-name="P1" draw:layer="layout" draw:type="line" svg:x1="14.192cm" svg:y1="13.446cm" svg:x2="14.192cm" svg:y2="11.293cm" draw:start-shape="id8" draw:start-glue-point="0" draw:end-shape="id7" draw:end-glue-point="2" svg:d="M14192 13446v-2153" svg:viewBox="0 0 1 2154">
          <text:p/>
        </draw:connector>
        <draw:frame draw:style-name="gr1" draw:text-style-name="P3" draw:layer="layout" svg:width="2.83cm" svg:height="1.661cm" svg:x="4.429cm" svg:y="5.556cm">
          <draw:text-box>
            <text:p><text:span text:style-name="T2">Todo trabajo</text:span></text:p>
            <text:p><text:span text:style-name="T2">es de una</text:span></text:p>
            <text:p><text:span text:style-name="T2">operación</text:span></text:p>
          </draw:text-box>
        </draw:frame>
        <draw:frame draw:style-name="gr1" draw:text-style-name="P3" draw:layer="layout" svg:width="2.83cm" svg:height="1.661cm" svg:x="14.326cm" svg:y="5.5cm">
          <draw:text-box>
            <text:p><text:span text:style-name="T2">Todo trabajo</text:span></text:p>
            <text:p><text:span text:style-name="T2">es de una</text:span></text:p>
            <text:p><text:span text:style-name="T2">operación</text:span></text:p>
          </draw:text-box>
        </draw:frame>
        <draw:frame draw:style-name="gr1" draw:text-style-name="P3" draw:layer="layout" svg:width="3.135cm" svg:height="1.191cm" svg:x="7.47cm" svg:y="3.986cm">
          <draw:text-box>
            <text:p><text:span text:style-name="T2">Máquinas</text:span></text:p>
            <text:p><text:span text:style-name="T2">no-duplicadas</text:span></text:p>
          </draw:text-box>
        </draw:frame>
        <draw:frame draw:style-name="gr1" draw:text-style-name="P3" draw:layer="layout" svg:width="3.135cm" svg:height="1.191cm" svg:x="7.1cm" svg:y="13.336cm">
          <draw:text-box>
            <text:p><text:span text:style-name="T2">Máquinas</text:span></text:p>
            <text:p><text:span text:style-name="T2">no-duplicadas</text:span></text:p>
          </draw:text-box>
        </draw:frame>
        <draw:frame draw:style-name="gr1" draw:text-style-name="P3" draw:layer="layout" svg:width="3.135cm" svg:height="1.191cm" svg:x="7.144cm" svg:y="7.113cm">
          <draw:text-box>
            <text:p><text:span text:style-name="T2">Máquinas</text:span></text:p>
            <text:p><text:span text:style-name="T2">no-duplicadas</text:span></text:p>
          </draw:text-box>
        </draw:frame>
        <draw:frame draw:style-name="gr1" draw:text-style-name="P3" draw:layer="layout" svg:width="3.135cm" svg:height="1.191cm" svg:x="7.1cm" svg:y="10.188cm">
          <draw:text-box>
            <text:p><text:span text:style-name="T2">Máquinas</text:span></text:p>
            <text:p><text:span text:style-name="T2">no-duplicadas</text:span></text:p>
          </draw:text-box>
        </draw:frame>
        <draw:frame draw:style-name="gr1" draw:text-style-name="P3" draw:layer="layout" svg:width="4.075cm" svg:height="1.191cm" svg:x="4.429cm" svg:y="8.558cm">
          <draw:text-box>
            <text:p><text:span text:style-name="T2">Todo trabajo</text:span></text:p>
            <text:p><text:span text:style-name="T2">tiene la misma ruta</text:span></text:p>
          </draw:text-box>
        </draw:frame>
        <draw:frame draw:style-name="gr1" draw:text-style-name="P3" draw:layer="layout" svg:width="3.089cm" svg:height="1.191cm" svg:x="4.429cm" svg:y="11.675cm">
          <draw:text-box>
            <text:p><text:span text:style-name="T2">Todo trabajo</text:span></text:p>
            <text:p><text:span text:style-name="T2">tiene una ruta</text:span></text:p>
          </draw:text-box>
        </draw:frame>
        <draw:frame draw:style-name="gr1" draw:text-style-name="P3" draw:layer="layout" svg:width="4.075cm" svg:height="1.191cm" svg:x="14.335cm" svg:y="8.558cm">
          <draw:text-box>
            <text:p><text:span text:style-name="T2">Todo trabajo</text:span></text:p>
            <text:p><text:span text:style-name="T2">tiene la misma ruta</text:span></text:p>
          </draw:text-box>
        </draw:frame>
        <draw:frame draw:style-name="gr1" draw:text-style-name="P3" draw:layer="layout" svg:width="3.089cm" svg:height="1.191cm" svg:x="14.335cm" svg:y="11.675cm">
          <draw:text-box>
            <text:p><text:span text:style-name="T2">Todo trabajo</text:span></text:p>
            <text:p><text:span text:style-name="T2">tiene una ruta</text:span></text:p>
          </draw:text-box>
        </draw:frame>
        <draw:frame draw:style-name="gr1" draw:text-style-name="P1" xml:id="id9" draw:id="id9" draw:layer="layout" svg:width="6.01cm" svg:height="2.384cm" svg:x="23.999cm" svg:y="3.407cm">
          <draw:text-box>
            <text:p text:style-name="P1">Máquinas paralelas</text:p>
            <text:p text:style-name="P1">con Asignación</text:p>
            <text:p text:style-name="P1">General</text:p>
          </draw:text-box>
        </draw:frame>
        <draw:connector draw:style-name="gr2" draw:text-style-name="P1" draw:layer="layout" draw:type="line" svg:x1="23.999cm" svg:y1="4.599cm" svg:x2="17.197cm" svg:y2="4.583cm" draw:start-shape="id9" draw:start-glue-point="3" draw:end-shape="id1" draw:end-glue-point="1" svg:d="M23999 4599l-6802-16" svg:viewBox="0 0 6803 17">
          <text:p/>
        </draw:connector>
        <draw:frame draw:style-name="gr1" draw:text-style-name="P3" draw:layer="layout" svg:width="3.584cm" svg:height="1.191cm" svg:x="18.806cm" svg:y="4.04cm">
          <draw:text-box>
            <text:p><text:span text:style-name="T2">Conjunto común</text:span></text:p>
            <text:p><text:span text:style-name="T2">de máquinas</text:span></text:p>
          </draw:text-box>
        </draw:frame>
        <draw:frame draw:style-name="gr1" draw:text-style-name="P1" xml:id="id10" draw:id="id10" draw:layer="layout" svg:width="7.208cm" svg:height="1.673cm" svg:x="23.4cm" svg:y="8.366cm">
          <draw:text-box>
            <text:p text:style-name="P1">Problemas de taller</text:p>
            <text:p text:style-name="P1">con Asignación General</text:p>
          </draw:text-box>
        </draw:frame>
        <draw:connector draw:style-name="gr2" draw:text-style-name="P1" draw:layer="layout" draw:type="line" svg:x1="23.4cm" svg:y1="9.202cm" svg:x2="16.966cm" svg:y2="7.698cm" draw:start-shape="id10" draw:start-glue-point="3" draw:end-shape="id6" svg:d="M23400 9202l-6434-1504" svg:viewBox="0 0 6435 1505">
          <text:p/>
        </draw:connector>
        <draw:connector draw:style-name="gr2" draw:text-style-name="P1" draw:layer="layout" draw:type="line" svg:x1="23.4cm" svg:y1="9.202cm" svg:x2="16.896cm" svg:y2="10.812cm" draw:start-shape="id10" draw:end-shape="id7" svg:d="M23400 9202l-6504 1610" svg:viewBox="0 0 6505 1611">
          <text:p/>
        </draw:connector>
        <draw:frame draw:style-name="gr3" draw:text-style-name="P3" draw:layer="layout" svg:width="5.307cm" svg:height="1.826cm" svg:x="18.626cm" svg:y="6.632cm">
          <draw:text-box>
            <text:p><text:span text:style-name="T2">Conjunto común de máquinas y todo trabajo tiene la misma ruta</text:span></text:p>
          </draw:text-box>
        </draw:frame>
        <draw:frame draw:style-name="gr3" draw:text-style-name="P3" draw:layer="layout" svg:width="5.307cm" svg:height="1.826cm" svg:x="18.726cm" svg:y="10.236cm">
          <draw:text-box>
            <text:p><text:span text:style-name="T2">Conjunto común de máquinas y todo trabajo tiene una ruta</text:span></text:p>
          </draw:text-box>
        </draw:frame>
        <draw:frame draw:style-name="gr4" xml:id="id11" draw:id="id11" draw:layer="layout" svg:width="6.043cm" svg:height="1.673cm" svg:x="23.983cm" svg:y="13.146cm">
          <draw:text-box>
            <text:p><text:span text:style-name="T1">Open-shop</text:span> con</text:p>
            <text:p>Asignación General</text:p>
          </draw:text-box>
        </draw:frame>
        <draw:connector draw:style-name="gr2" draw:text-style-name="P1" draw:layer="layout" draw:type="line" svg:x1="23.983cm" svg:y1="13.982cm" svg:x2="17.161cm" svg:y2="13.927cm" draw:start-shape="id11" draw:start-glue-point="3" draw:end-shape="id8" draw:end-glue-point="1" svg:d="M23983 13982l-6822-55" svg:viewBox="0 0 6823 56">
          <text:p/>
        </draw:connector>
        <draw:connector draw:style-name="gr2" draw:text-style-name="P1" draw:layer="layout" draw:type="line" svg:x1="27.004cm" svg:y1="13.146cm" svg:x2="27.004cm" svg:y2="10.039cm" draw:start-shape="id11" draw:start-glue-point="0" draw:end-shape="id10" draw:end-glue-point="2" svg:d="M27004 13146v-3107" svg:viewBox="0 0 1 3108">
          <text:p/>
        </draw:connector>
        <draw:connector draw:style-name="gr2" draw:text-style-name="P1" draw:layer="layout" draw:type="line" svg:x1="27.004cm" svg:y1="8.366cm" svg:x2="27.004cm" svg:y2="5.791cm" draw:start-shape="id10" draw:start-glue-point="0" draw:end-shape="id9" draw:end-glue-point="2" svg:d="M27004 8366v-2575" svg:viewBox="0 0 1 2576">
          <text:p/>
        </draw:connector>
        <draw:frame draw:style-name="gr1" draw:text-style-name="P3" draw:layer="layout" svg:width="3.584cm" svg:height="1.191cm" svg:x="18.78cm" svg:y="13.338cm">
          <draw:text-box>
            <text:p><text:span text:style-name="T2">Conjunto común</text:span></text:p>
            <text:p><text:span text:style-name="T2">de máquinas</text:span></text:p>
          </draw:text-box>
        </draw:frame>
        <draw:frame draw:style-name="gr1" draw:text-style-name="P3" draw:layer="layout" svg:width="2.83cm" svg:height="1.661cm" svg:x="27.126cm" svg:y="6.389cm">
          <draw:text-box>
            <text:p><text:span text:style-name="T2">Todo trabajo</text:span></text:p>
            <text:p><text:span text:style-name="T2">es de una</text:span></text:p>
            <text:p><text:span text:style-name="T2">operación</text:span></text:p>
          </draw:text-box>
        </draw:frame>
        <draw:frame draw:style-name="gr1" draw:text-style-name="P3" draw:layer="layout" svg:width="3.089cm" svg:height="1.191cm" svg:x="27.121cm" svg:y="11.05cm">
          <draw:text-box>
            <text:p><text:span text:style-name="T2">Todo trabajo</text:span></text:p>
            <text:p><text:span text:style-name="T2">tiene una ruta</text:span></text:p>
          </draw:text-box>
        </draw:frame>
        <draw:connector draw:style-name="gr2" draw:text-style-name="P1" draw:layer="layout" draw:type="line" svg:x1="23.4cm" svg:y1="9.202cm" svg:x2="16.896cm" svg:y2="10.812cm" svg:d="M23400 9202l-6504 1610" svg:viewBox="0 0 6505 1611">
          <text:p/>
        </draw:connector>
        <draw:line draw:style-name="gr5" draw:text-style-name="P1" draw:layer="layout" svg:x1="1.762cm" svg:y1="3.351cm" svg:x2="30.845cm" svg:y2="3.351cm">
          <text:p/>
        </draw:line>
        <draw:frame draw:style-name="gr1" draw:text-style-name="P4" draw:layer="layout" svg:width="5.332cm" svg:height="1.119cm" svg:x="1.613cm" svg:y="2.135cm">
          <draw:text-box>
            <text:p text:style-name="P4"><text:span text:style-name="T3">Programación</text:span></text:p>
          </draw:text-box>
        </draw:frame>
        <draw:frame draw:style-name="gr1" draw:text-style-name="P5" draw:layer="layout" svg:width="8.313cm" svg:height="1.987cm" svg:x="10.246cm" svg:y="1.343cm">
          <draw:text-box>
            <text:p text:style-name="P1"><text:span text:style-name="T3">Programación y</text:span></text:p>
            <text:p text:style-name="P1"><text:span text:style-name="T3">Asignación con etapas</text:span></text:p>
          </draw:text-box>
        </draw:frame>
        <draw:frame draw:style-name="gr1" draw:text-style-name="P5" draw:layer="layout" svg:width="8.308cm" svg:height="1.987cm" svg:x="22.709cm" svg:y="1.343cm">
          <draw:text-box>
            <text:p text:style-name="P1"><text:span text:style-name="T3">Programación General</text:span></text:p>
            <text:p text:style-name="P1"><text:span text:style-name="T3">y Asignació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9T00:07:41.798842000</meta:creation-date>
    <dc:date>2014-07-29T18:52:00.665750000</dc:date>
    <meta:editing-duration>PT25M10S</meta:editing-duration>
    <meta:editing-cycles>2</meta:editing-cycles>
    <meta:generator>LibreOffice/4.2.5.2$MacOSX_x86 LibreOffice_project/61cb170a04bb1f12e77c884eab9192be736ec5f5</meta:generator>
    <meta:document-statistic meta:object-count="48"/>
  </office:meta>
</office:document-meta>
</file>